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3cm" style:rel-column-width="1759*"/>
    </style:style>
    <style:style style:name="Tableau1.B" style:family="table-column">
      <style:table-column-properties style:column-width="5.099cm" style:rel-column-width="2891*"/>
    </style:style>
    <style:style style:name="Tableau1.C" style:family="table-column">
      <style:table-column-properties style:column-width="5.997cm" style:rel-column-width="3400*"/>
    </style:style>
    <style:style style:name="Tableau1.D" style:family="table-column">
      <style:table-column-properties style:column-width="2.801cm" style:rel-column-width="15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0.81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style:font-size-asian="15pt" style:language-asian="zxx" style:country-asian="none" style:font-size-complex="15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5fa53" officeooo:paragraph-rsid="0005fa53" style:font-size-asian="15pt" style:language-asian="zxx" style:country-asian="none" style:font-size-complex="15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6d64d" officeooo:paragraph-rsid="0006d64d" style:font-size-asian="15pt" style:language-asian="zxx" style:country-asian="none" style:font-size-complex="15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7470d" officeooo:paragraph-rsid="0007470d" style:font-size-asian="15pt" style:language-asian="zxx" style:country-asian="none" style:font-size-complex="15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87f52" officeooo:paragraph-rsid="00087f52" style:font-size-asian="15pt" style:language-asian="zxx" style:country-asian="none" style:font-size-complex="15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99f7b" officeooo:paragraph-rsid="00099f7b" style:font-size-asian="15pt" style:language-asian="zxx" style:country-asian="none" style:font-size-complex="15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b91f1" officeooo:paragraph-rsid="000b91f1" style:font-size-asian="15pt" style:language-asian="zxx" style:country-asian="none" style:font-size-complex="15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color="#ce181e" style:font-name="Traveling _Typewriter" fo:font-size="15pt" fo:language="fr" fo:country="FR" fo:font-weight="bold" officeooo:rsid="00052081" officeooo:paragraph-rsid="00052081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style:font-size-asian="15pt" style:language-asian="zxx" style:country-asian="none" style:font-size-complex="15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c68dc" officeooo:paragraph-rsid="000c68dc" style:font-size-asian="15pt" style:language-asian="zxx" style:country-asian="none" style:font-size-complex="15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0dd79c" officeooo:paragraph-rsid="000dd79c" style:font-size-asian="15pt" style:language-asian="zxx" style:country-asian="none" style:font-size-complex="15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3350b" officeooo:paragraph-rsid="0013350b" style:font-size-asian="15pt" style:language-asian="zxx" style:country-asian="none" style:font-size-complex="15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40ac7" officeooo:paragraph-rsid="00140ac7" style:font-size-asian="15pt" style:language-asian="zxx" style:country-asian="none" style:font-size-complex="15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567d4" officeooo:paragraph-rsid="001567d4" style:font-size-asian="15pt" style:language-asian="zxx" style:country-asian="none" style:font-size-complex="15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567d4" officeooo:paragraph-rsid="00160ff5" style:font-size-asian="15pt" style:language-asian="zxx" style:country-asian="none" style:font-size-complex="15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60ff5" officeooo:paragraph-rsid="00160ff5" style:font-size-asian="15pt" style:language-asian="zxx" style:country-asian="none" style:font-size-complex="15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79dff" officeooo:paragraph-rsid="00179dff" style:font-size-asian="15pt" style:language-asian="zxx" style:country-asian="none" style:font-size-complex="15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96167" officeooo:paragraph-rsid="00196167" style:font-size-asian="15pt" style:language-asian="zxx" style:country-asian="none" style:font-size-complex="15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a7a71" officeooo:paragraph-rsid="001a7a71" style:font-size-asian="15pt" style:language-asian="zxx" style:country-asian="none" style:font-size-complex="15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c75f0" officeooo:paragraph-rsid="001c75f0" style:font-size-asian="15pt" style:language-asian="zxx" style:country-asian="none" style:font-size-complex="15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cfe93" officeooo:paragraph-rsid="001cfe93" style:font-size-asian="15pt" style:language-asian="zxx" style:country-asian="none" style:font-size-complex="15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1e91de" officeooo:paragraph-rsid="001e91de" style:font-size-asian="15pt" style:language-asian="zxx" style:country-asian="none" style:font-size-complex="15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060ed" officeooo:paragraph-rsid="002060ed" style:font-size-asian="15pt" style:language-asian="zxx" style:country-asian="none" style:font-size-complex="15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19d7d" officeooo:paragraph-rsid="00219d7d" style:font-size-asian="15pt" style:language-asian="zxx" style:country-asian="none" style:font-size-complex="15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1d5f9" officeooo:paragraph-rsid="0021d5f9" style:font-size-asian="15pt" style:language-asian="zxx" style:country-asian="none" style:font-size-complex="15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212ca" officeooo:paragraph-rsid="002212ca" style:font-size-asian="15pt" style:language-asian="zxx" style:country-asian="none" style:font-size-complex="15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2ed7a" officeooo:paragraph-rsid="0022ed7a" style:font-size-asian="15pt" style:language-asian="zxx" style:country-asian="none" style:font-size-complex="15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3f580" officeooo:paragraph-rsid="0023f580" style:font-size-asian="15pt" style:language-asian="zxx" style:country-asian="none" style:font-size-complex="15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Traveling _Typewriter" fo:font-size="15pt" fo:language="fr" fo:country="FR" officeooo:rsid="00259c31" officeooo:paragraph-rsid="00259c31" style:font-size-asian="15pt" style:language-asian="zxx" style:country-asian="none" style:font-size-complex="15pt" style:language-complex="zxx" style:country-complex="none"/>
    </style:style>
    <style:style style:name="T1" style:family="text">
      <style:text-properties officeooo:rsid="0006d64d"/>
    </style:style>
    <style:style style:name="T2" style:family="text">
      <style:text-properties officeooo:rsid="00099f7b"/>
    </style:style>
    <style:style style:name="T3" style:family="text">
      <style:text-properties officeooo:rsid="001cfe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ays</text:p>
          </table:table-cell>
          <table:table-cell table:style-name="Tableau1.A1" office:value-type="string">
            <text:p text:style-name="P8">Époque <text:span text:style-name="T1">(présent → passé)</text:span></text:p>
          </table:table-cell>
          <table:table-cell table:style-name="Tableau1.A1" office:value-type="string">
            <text:p text:style-name="P8">PNJ</text:p>
          </table:table-cell>
          <table:table-cell table:style-name="Tableau1.D1" office:value-type="string">
            <text:p text:style-name="P8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1"/>
            <text:p text:style-name="P1"/>
            <text:p text:style-name="P2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3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éroport militaire</text:p>
          </table:table-cell>
          <table:table-cell table:style-name="Tableau1.A2" office:value-type="string">
            <text:p text:style-name="P3">Aviateur</text:p>
          </table:table-cell>
          <table:table-cell table:style-name="Tableau1.D2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2">i</text:span>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5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viking</text:p>
          </table:table-cell>
          <table:table-cell table:style-name="Tableau1.A2" office:value-type="string">
            <text:p text:style-name="P6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EUA</text:p>
          </table:table-cell>
          <table:table-cell table:style-name="Tableau1.A2" table:number-rows-spanned="2" office:value-type="string">
            <text:p text:style-name="P11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annequi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2">Quartier mafieux</text:p>
          </table:table-cell>
          <table:table-cell table:style-name="Tableau1.A2" office:value-type="string">
            <text:p text:style-name="P12">Italien</text:p>
          </table:table-cell>
          <table:table-cell table:style-name="Tableau1.D2" table:number-rows-spanned="2" office:value-type="string">
            <text:p text:style-name="P13">Dyna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4">Champs de bataille <text:span text:style-name="T3">(canyon)</text:span></text:p>
          </table:table-cell>
          <table:table-cell table:style-name="Tableau1.A2" office:value-type="string">
            <text:p text:style-name="P14">Amérindien</text:p>
          </table:table-cell>
          <table:table-cell table:style-name="Tableau1.D2" table:number-rows-spanned="2" office:value-type="string">
            <text:p text:style-name="P14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6">Village iroquois</text:p>
          </table:table-cell>
          <table:table-cell table:style-name="Tableau1.A2" office:value-type="string">
            <text:p text:style-name="P16">Femme</text:p>
          </table:table-cell>
          <table:table-cell table:style-name="Tableau1.D2" table:number-rows-spanned="2" office:value-type="string">
            <text:p text:style-name="P14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Péch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6">Village hopewell</text:p>
          </table:table-cell>
          <table:table-cell table:style-name="Tableau1.A2" office:value-type="string">
            <text:p text:style-name="P15">Chasseur</text:p>
          </table:table-cell>
          <table:table-cell table:style-name="Tableau1.D2" table:number-rows-spanned="2" office:value-type="string">
            <text:p text:style-name="P17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6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Mexique</text:p>
          </table:table-cell>
          <table:table-cell table:style-name="Tableau1.A2" table:number-rows-spanned="2" office:value-type="string">
            <text:p text:style-name="P18">Mexico</text:p>
          </table:table-cell>
          <table:table-cell table:style-name="Tableau1.A2" office:value-type="string">
            <text:p text:style-name="P18">Skateur</text:p>
          </table:table-cell>
          <table:table-cell table:style-name="Tableau1.D2" table:number-rows-spanned="2" office:value-type="string">
            <text:p text:style-name="P19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9">Vendeur de taco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9">Rue saccagée</text:p>
          </table:table-cell>
          <table:table-cell table:style-name="Tableau1.A2" office:value-type="string">
            <text:p text:style-name="P19">Révolutionnaire</text:p>
          </table:table-cell>
          <table:table-cell table:style-name="Tableau1.D2" table:number-rows-spanned="2" office:value-type="string">
            <text:p text:style-name="P19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9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0">Tenochtitlan</text:p>
          </table:table-cell>
          <table:table-cell table:style-name="Tableau1.A2" office:value-type="string">
            <text:p text:style-name="P20">Femme aztèque</text:p>
          </table:table-cell>
          <table:table-cell table:style-name="Tableau1.D2" table:number-rows-spanned="2" office:value-type="string">
            <text:p text:style-name="P21">Caisse d’arm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0">Conquistado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1">Champs de <text:soft-page-break/>bataille (jungle)</text:p>
          </table:table-cell>
          <table:table-cell table:style-name="Tableau1.A2" office:value-type="string">
            <text:p text:style-name="P22">Soldat tlaxcalans</text:p>
          </table:table-cell>
          <table:table-cell table:style-name="Tableau1.D2" table:number-rows-spanned="2" office:value-type="string">
            <text:p text:style-name="P22">Fosse à <text:soft-page-break/>pieu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2">Soldat aztèque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3">Village du désert</text:p>
          </table:table-cell>
          <table:table-cell table:style-name="Tableau1.A2" office:value-type="string">
            <text:p text:style-name="P23">Sculpteur olmèque</text:p>
          </table:table-cell>
          <table:table-cell table:style-name="Tableau1.D2" table:number-rows-spanned="2" office:value-type="string">
            <text:p text:style-name="P23">Cactu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Brésil</text:p>
          </table:table-cell>
          <table:table-cell table:style-name="Tableau1.A2" table:number-rows-spanned="2" office:value-type="string">
            <text:p text:style-name="P24">Favelas</text:p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Italie</text:p>
          </table:table-cell>
          <table:table-cell table:style-name="Tableau1.A2" table:number-rows-spanned="2" office:value-type="string">
            <text:p text:style-name="P24">Rome</text:p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4">Défilé fasciste</text:p>
          </table:table-cell>
          <table:table-cell table:style-name="Tableau1.A2" office:value-type="string">
            <text:p text:style-name="P24">Soldat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24">Artiste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4">Campement romain</text:p>
          </table:table-cell>
          <table:table-cell table:style-name="Tableau1.A2" office:value-type="string">
            <text:p text:style-name="P24">Soldat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France</text:p>
          </table:table-cell>
          <table:table-cell table:style-name="Tableau1.A2" table:number-rows-spanned="2" office:value-type="string">
            <text:p text:style-name="P24">Rue sale</text:p>
          </table:table-cell>
          <table:table-cell table:style-name="Tableau1.A2" office:value-type="string">
            <text:p text:style-name="P24">Dealer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4">Village campagne</text:p>
          </table:table-cell>
          <table:table-cell table:style-name="Tableau1.A2" office:value-type="string">
            <text:p text:style-name="P24">Schutzstaffel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4">Rue pavée</text:p>
          </table:table-cell>
          <table:table-cell table:style-name="Tableau1.A2" office:value-type="string">
            <text:p text:style-name="P24">Soldat napoléonien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4">Château</text:p>
          </table:table-cell>
          <table:table-cell table:style-name="Tableau1.A2" office:value-type="string">
            <text:p text:style-name="P24">Chevalier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5">Village celte</text:p>
          </table:table-cell>
          <table:table-cell table:style-name="Tableau1.A2" office:value-type="string">
            <text:p text:style-name="P25">Druide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Russie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6">Prypiat</text:p>
          </table:table-cell>
          <table:table-cell table:style-name="Tableau1.A2" office:value-type="string">
            <text:p text:style-name="P26">Soldat soviétique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6">Cathédrale Saint-Basile</text:p>
          </table:table-cell>
          <table:table-cell table:style-name="Tableau1.A2" office:value-type="string">
            <text:p text:style-name="P26">Soldat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Prêt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Égypte</text:p>
          </table:table-cell>
          <table:table-cell table:style-name="Tableau1.A2" table:number-rows-spanned="2" office:value-type="string">
            <text:p text:style-name="P26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6">Pyramides de Gizeh</text:p>
          </table:table-cell>
          <table:table-cell table:style-name="Tableau1.A2" office:value-type="string">
            <text:p text:style-name="P26">Esclave</text:p>
          </table:table-cell>
          <table:table-cell table:style-name="Tableau1.D2" table:number-rows-spanned="2" office:value-type="string">
            <text:p text:style-name="P26">Pi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Fouett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Afrique du Sud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6">Village zoulou</text:p>
          </table:table-cell>
          <table:table-cell table:style-name="Tableau1.A2" office:value-type="string">
            <text:p text:style-name="P26">Guerrier</text:p>
          </table:table-cell>
          <table:table-cell table:style-name="Tableau1.D2" table:number-rows-spanned="2" office:value-type="string">
            <text:p text:style-name="P27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Cuisin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Israël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27">Soldat israélien</text:p>
          </table:table-cell>
          <table:table-cell table:style-name="Tableau1.D2" table:number-rows-spanned="2" office:value-type="string">
            <text:p text:style-name="P27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7">Palestin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8">Jérusalem</text:p>
          </table:table-cell>
          <table:table-cell table:style-name="Tableau1.A2" office:value-type="string">
            <text:p text:style-name="P28">Croisé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8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9">Château de Salomon</text:p>
          </table:table-cell>
          <table:table-cell table:style-name="Tableau1.A2" office:value-type="string">
            <text:p text:style-name="P29">Juif</text:p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9">Soldat égypt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Inde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Chine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Japon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10">Australie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table:number-rows-spanned="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53S</meta:editing-duration>
    <meta:editing-cycles>33</meta:editing-cycles>
    <meta:generator>LibreOffice/5.4.6.2$Windows_X86_64 LibreOffice_project/4014ce260a04f1026ba855d3b8d91541c224eab8</meta:generator>
    <dc:date>2019-10-02T09:06:10.524000000</dc:date>
    <meta:document-statistic meta:table-count="1" meta:image-count="0" meta:object-count="0" meta:page-count="5" meta:paragraph-count="124" meta:word-count="192" meta:character-count="1315" meta:non-whitespace-character-count="1247"/>
    <meta:user-defined meta:name="Info 1"/>
    <meta:user-defined meta:name="Info 2"/>
    <meta:user-defined meta:name="Info 3"/>
    <meta:user-defined meta:name="Info 4"/>
  </office:meta>
</office:document-meta>
</file>